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PC</text:p>
          </table:table-cell>
          <table:table-cell office:value-type="string" calcext:value-type="string">
            <text:p>Crit_addr</text:p>
          </table:table-cell>
          <table:table-cell office:value-type="string" calcext:value-type="string">
            <text:p>L2_Prefetch</text:p>
          </table:table-cell>
          <table:table-cell office:value-type="string" calcext:value-type="string">
            <text:p>LLC_Prefetch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4.098088" calcext:value-type="float">
            <text:p>64.098088</text:p>
          </table:table-cell>
          <table:table-cell office:value-type="float" office:value="339920269" calcext:value-type="float">
            <text:p>339920269</text:p>
          </table:table-cell>
          <table:table-cell office:value-type="float" office:value="107339587" calcext:value-type="float">
            <text:p>107339587</text:p>
          </table:table-cell>
          <table:table-cell office:value-type="float" office:value="210856241" calcext:value-type="float">
            <text:p>21085624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4.936634" calcext:value-type="float">
            <text:p>64.936634</text:p>
          </table:table-cell>
          <table:table-cell office:value-type="float" office:value="339805348" calcext:value-type="float">
            <text:p>339805348</text:p>
          </table:table-cell>
          <table:table-cell office:value-type="float" office:value="134797852" calcext:value-type="float">
            <text:p>134797852</text:p>
          </table:table-cell>
          <table:table-cell office:value-type="float" office:value="278269679" calcext:value-type="float">
            <text:p>27826967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5.549176" calcext:value-type="float">
            <text:p>65.549176</text:p>
          </table:table-cell>
          <table:table-cell office:value-type="float" office:value="339857625" calcext:value-type="float">
            <text:p>339857625</text:p>
          </table:table-cell>
          <table:table-cell office:value-type="float" office:value="148898030" calcext:value-type="float">
            <text:p>148898030</text:p>
          </table:table-cell>
          <table:table-cell office:value-type="float" office:value="332638350" calcext:value-type="float">
            <text:p>33263835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5.652126" calcext:value-type="float">
            <text:p>65.652126</text:p>
          </table:table-cell>
          <table:table-cell office:value-type="float" office:value="339599880" calcext:value-type="float">
            <text:p>339599880</text:p>
          </table:table-cell>
          <table:table-cell office:value-type="float" office:value="153268098" calcext:value-type="float">
            <text:p>153268098</text:p>
          </table:table-cell>
          <table:table-cell office:value-type="float" office:value="370947001" calcext:value-type="float">
            <text:p>37094700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5.6834912" calcext:value-type="float">
            <text:p>65.6834912</text:p>
          </table:table-cell>
          <table:table-cell office:value-type="float" office:value="339682451" calcext:value-type="float">
            <text:p>339682451</text:p>
          </table:table-cell>
          <table:table-cell office:value-type="float" office:value="156254714" calcext:value-type="float">
            <text:p>156254714</text:p>
          </table:table-cell>
          <table:table-cell office:value-type="float" office:value="405494698" calcext:value-type="float">
            <text:p>40549469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5.5829502" calcext:value-type="float">
            <text:p>65.5829502</text:p>
          </table:table-cell>
          <table:table-cell office:value-type="float" office:value="339545369" calcext:value-type="float">
            <text:p>339545369</text:p>
          </table:table-cell>
          <table:table-cell office:value-type="float" office:value="156898313" calcext:value-type="float">
            <text:p>156898313</text:p>
          </table:table-cell>
          <table:table-cell office:value-type="float" office:value="427991599" calcext:value-type="float">
            <text:p>42799159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5.4718196" calcext:value-type="float">
            <text:p>65.4718196</text:p>
          </table:table-cell>
          <table:table-cell office:value-type="float" office:value="339558591" calcext:value-type="float">
            <text:p>339558591</text:p>
          </table:table-cell>
          <table:table-cell office:value-type="float" office:value="159073788" calcext:value-type="float">
            <text:p>159073788</text:p>
          </table:table-cell>
          <table:table-cell office:value-type="float" office:value="449396694" calcext:value-type="float">
            <text:p>44939669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5.3994565" calcext:value-type="float">
            <text:p>65.3994565</text:p>
          </table:table-cell>
          <table:table-cell office:value-type="float" office:value="339668564" calcext:value-type="float">
            <text:p>339668564</text:p>
          </table:table-cell>
          <table:table-cell office:value-type="float" office:value="162809420" calcext:value-type="float">
            <text:p>162809420</text:p>
          </table:table-cell>
          <table:table-cell office:value-type="float" office:value="462999547" calcext:value-type="float">
            <text:p>46299954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5.1583196" calcext:value-type="float">
            <text:p>65.1583196</text:p>
          </table:table-cell>
          <table:table-cell office:value-type="float" office:value="340021250" calcext:value-type="float">
            <text:p>340021250</text:p>
          </table:table-cell>
          <table:table-cell office:value-type="float" office:value="158423632" calcext:value-type="float">
            <text:p>158423632</text:p>
          </table:table-cell>
          <table:table-cell office:value-type="float" office:value="476270489" calcext:value-type="float">
            <text:p>47627048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5.0443233" calcext:value-type="float">
            <text:p>65.0443233</text:p>
          </table:table-cell>
          <table:table-cell office:value-type="float" office:value="339768249" calcext:value-type="float">
            <text:p>339768249</text:p>
          </table:table-cell>
          <table:table-cell office:value-type="float" office:value="162281717" calcext:value-type="float">
            <text:p>162281717</text:p>
          </table:table-cell>
          <table:table-cell office:value-type="float" office:value="485493284" calcext:value-type="float">
            <text:p>485493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7:52:07.201856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7:32:07.960722917</meta:creation-date>
    <dc:date>2020-04-20T18:25:43.826188974</dc:date>
    <meta:editing-duration>PT51M25S</meta:editing-duration>
    <meta:editing-cycles>3</meta:editing-cycles>
    <meta:generator>LibreOffice/6.0.7.3$Linux_X86_64 LibreOffice_project/00m0$Build-3</meta:generator>
    <meta:document-statistic meta:table-count="1" meta:cell-count="54" meta:object-count="0"/>
  </office:meta>
</office:document-meta>
</file>